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, sans-serif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fo:color="#666666" loext:opacity="100%" style:font-name="Trebuchet MS1" fo:font-size="12pt" officeooo:rsid="002a1c62" officeooo:paragraph-rsid="000e86a2" style:font-name-asian="Open Sans1" style:font-size-asian="12pt" style:font-name-complex="Open Sans1" style:font-size-complex="12pt"/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6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Open Sans" style:font-name-asian="Open Sans1" style:font-name-complex="Open Sans1"/>
    </style:style>
    <style:style style:name="P7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251b8e" officeooo:paragraph-rsid="000d45a9" style:font-name-asian="Open Sans1" style:font-size-asian="12pt" style:font-name-complex="Open Sans1" style:font-size-complex="12pt"/>
    </style:style>
    <style:style style:name="P8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0c6bca" officeooo:paragraph-rsid="000beef5" style:font-name-asian="Open Sans1" style:font-size-asian="12pt" style:font-name-complex="Open Sans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1d12be" officeooo:paragraph-rsid="000beef5" style:font-name-asian="Open Sans1" style:font-size-asian="12pt" style:font-name-complex="Open Sans1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0beef5" officeooo:paragraph-rsid="000beef5" style:font-name-asian="Open Sans1" style:font-size-asian="12pt" style:font-name-complex="Open Sans1" style:font-size-complex="12pt"/>
    </style:style>
    <style:style style:name="P11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officeooo:paragraph-rsid="000d3daa" style:font-name-asian="Open Sans1" style:font-name-complex="Open Sans1"/>
    </style:style>
    <style:style style:name="P12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a1c62" officeooo:paragraph-rsid="000e86a2" style:font-size-asian="12pt" style:font-size-complex="12pt"/>
    </style:style>
    <style:style style:name="P13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paragraph-rsid="000e86a2" style:font-name-asian="Open Sans1" style:font-size-asian="12pt" style:font-name-complex="Open Sans1" style:font-size-complex="12pt"/>
    </style:style>
    <style:style style:name="P14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98919" officeooo:paragraph-rsid="000e86a2" style:font-name-asian="PT Sans Narrow1" style:font-size-asian="12pt" style:font-name-complex="PT Sans Narrow1" style:font-size-complex="12pt"/>
    </style:style>
    <style:style style:name="P15" style:family="paragraph" style:parent-style-name="Standard">
      <style:paragraph-properties fo:margin-top="0.212cm" fo:margin-bottom="0cm" style:contextual-spacing="false" fo:line-height="120%"/>
      <style:text-properties style:font-name="Trebuchet MS1" officeooo:paragraph-rsid="000e86a2"/>
    </style:style>
    <style:style style:name="P16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style:font-name-asian="PT Sans Narrow1" style:font-name-complex="PT Sans Narrow1"/>
    </style:style>
    <style:style style:name="P17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paragraph-rsid="000e86a2" style:font-name-asian="PT Sans Narrow1" style:font-name-complex="PT Sans Narrow1"/>
    </style:style>
    <style:style style:name="P18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officeooo:paragraph-rsid="000beef5"/>
    </style:style>
    <style:style style:name="P19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95d46" loext:opacity="100%" style:font-name="Trebuchet MS1" fo:font-size="12pt" officeooo:rsid="0029e253" officeooo:paragraph-rsid="000e86a2" style:font-name-asian="Open Sans1" style:font-size-asian="12pt" style:font-name-complex="Open Sans1" style:font-size-complex="12pt"/>
    </style:style>
    <style:style style:name="P20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66666" loext:opacity="100%" style:font-name="Trebuchet MS1" fo:font-size="12pt" officeooo:rsid="000e86a2" officeooo:paragraph-rsid="000e86a2" style:font-name-asian="Open Sans1" style:font-size-asian="12pt" style:font-name-complex="Open Sans1" style:font-size-complex="12pt"/>
    </style:style>
    <style:style style:name="P21" style:family="paragraph" style:parent-style-name="Heading_20_1">
      <style:paragraph-properties fo:margin-top="0.847cm" fo:margin-bottom="0cm" style:contextual-spacing="false" fo:line-height="130%" fo:orphans="0" fo:widows="0"/>
      <style:text-properties fo:color="#ff5e0e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2" style:family="paragraph" style:parent-style-name="Heading_20_1">
      <style:paragraph-properties fo:margin-top="0.847cm" fo:margin-bottom="0cm" style:contextual-spacing="false" fo:line-height="130%" fo:orphans="0" fo:widows="0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3" style:family="paragraph" style:parent-style-name="Heading_20_1">
      <style:paragraph-properties fo:margin-top="0.847cm" fo:margin-bottom="0cm" style:contextual-spacing="false" fo:line-height="130%" fo:orphans="0" fo:widows="0" fo:break-before="page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4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rsid="002a1c62" officeooo:paragraph-rsid="000e86a2" style:font-name-asian="PT Sans Narrow1" style:font-name-complex="PT Sans Narrow1"/>
    </style:style>
    <style:style style:name="P25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fo:font-size="16pt" fo:font-weight="normal" officeooo:rsid="002a1c62" officeooo:paragraph-rsid="000e86a2" style:font-name-asian="PT Sans Narrow1" style:font-size-asian="16pt" style:font-weight-asian="normal" style:font-name-complex="PT Sans Narrow1" style:font-size-complex="16pt"/>
    </style:style>
    <style:style style:name="P26" style:family="paragraph" style:parent-style-name="Title" style:master-page-name="Standard">
      <style:paragraph-properties fo:text-align="center" style:justify-single-word="false" style:page-number="1"/>
      <style:text-properties fo:color="#38761d" loext:opacity="100%" style:font-name="Trebuchet MS" fo:font-weight="bold" style:font-name-asian="Trebuchet MS2" style:font-weight-asian="bold" style:font-name-complex="Trebuchet MS2"/>
    </style:style>
    <style:style style:name="P27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style:font-name-asian="Open Sans1" style:font-size-asian="12pt" style:font-name-complex="Open Sans1" style:font-size-complex="12pt"/>
    </style:style>
    <style:style style:name="P28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1b318" officeooo:paragraph-rsid="000e86a2" style:font-name-asian="Open Sans1" style:font-size-asian="12pt" style:font-name-complex="Open Sans1" style:font-size-complex="12pt"/>
    </style:style>
    <style:style style:name="P29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style:font-name-asian="Open Sans1" style:font-size-asian="12pt" style:font-name-complex="Open Sans1" style:font-size-complex="12pt"/>
    </style:style>
    <style:style style:name="P30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Open Sans" style:font-name-asian="Open Sans1" style:font-name-complex="Open Sans1"/>
    </style:style>
    <style:style style:name="P31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298919" officeooo:paragraph-rsid="000e86a2" style:font-name-asian="Open Sans1" style:font-size-asian="12pt" style:font-name-complex="Open Sans1" style:font-size-complex="12pt"/>
    </style:style>
    <style:style style:name="P32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0e86a2" officeooo:paragraph-rsid="000e86a2" style:font-name-asian="Open Sans1" style:font-size-asian="12pt" style:font-name-complex="Open Sans1" style:font-size-complex="12pt"/>
    </style:style>
    <style:style style:name="P33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1b318" officeooo:paragraph-rsid="000e86a2" style:font-name-asian="Open Sans1" style:font-size-asian="12pt" style:font-name-complex="Open Sans1" style:font-size-complex="12pt"/>
    </style:style>
    <style:style style:name="P34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0b5b6" officeooo:paragraph-rsid="0010b5b6" style:font-name-asian="Open Sans1" style:font-size-asian="12pt" style:font-name-complex="Open Sans1" style:font-size-complex="12pt"/>
    </style:style>
    <style:style style:name="P35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935d9" officeooo:paragraph-rsid="001935d9" style:font-name-asian="Open Sans1" style:font-size-asian="12pt" style:font-name-complex="Open Sans1" style:font-size-complex="12pt"/>
    </style:style>
    <style:style style:name="P36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298919" officeooo:paragraph-rsid="000e86a2" style:font-size-asian="12pt" style:font-size-complex="12pt"/>
    </style:style>
    <style:style style:name="P37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0d1e30" officeooo:paragraph-rsid="000d3daa" style:font-name-asian="Open Sans1" style:font-size-asian="12pt" style:font-name-complex="Open Sans1" style:font-size-complex="12pt"/>
    </style:style>
    <style:style style:name="P38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0eed17" officeooo:paragraph-rsid="000d3daa" style:font-name-asian="Open Sans1" style:font-size-asian="12pt" style:font-name-complex="Open Sans1" style:font-size-complex="12pt"/>
    </style:style>
    <style:style style:name="P39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2277a2" officeooo:paragraph-rsid="000d3daa" style:font-name-asian="Open Sans1" style:font-size-asian="12pt" style:font-name-complex="Open Sans1" style:font-size-complex="12pt"/>
    </style:style>
    <style:style style:name="P40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Open Sans" style:font-name-asian="Open Sans1" style:font-name-complex="Open Sans1"/>
    </style:style>
    <style:style style:name="P41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orphans="2" fo:widows="2" fo:text-indent="-0.635cm" style:auto-text-indent="false" fo:padding="0cm" fo:border="none"/>
      <style:text-properties fo:color="#695d46" loext:opacity="100%" style:font-name="Trebuchet MS1" fo:font-size="12pt" officeooo:rsid="001607c5" officeooo:paragraph-rsid="001607c5" style:font-name-asian="Open Sans1" style:font-size-asian="12pt" style:font-name-complex="Open Sans1" style:font-size-complex="12pt"/>
    </style:style>
    <style:style style:name="P42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orphans="2" fo:widows="2" fo:text-indent="-0.635cm" style:auto-text-indent="false" fo:padding="0cm" fo:border="none"/>
      <style:text-properties fo:color="#695d46" loext:opacity="100%" style:font-name="Trebuchet MS1" fo:font-size="12pt" officeooo:rsid="001935d9" officeooo:paragraph-rsid="001935d9" style:font-name-asian="Open Sans1" style:font-size-asian="12pt" style:font-name-complex="Open Sans1" style:font-size-complex="12pt"/>
    </style:style>
    <style:style style:name="P43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251b8e" officeooo:paragraph-rsid="000d3daa" style:font-name-asian="Open Sans1" style:font-size-asian="12pt" style:font-name-complex="Open Sans1" style:font-size-complex="12pt"/>
    </style:style>
    <style:style style:name="P44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10c95c" officeooo:paragraph-rsid="000d3daa" style:font-name-asian="Open Sans1" style:font-size-asian="12pt" style:font-name-complex="Open Sans1" style:font-size-complex="12pt"/>
    </style:style>
    <style:style style:name="P45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20d45d" officeooo:paragraph-rsid="0020d45d" style:font-name-asian="Open Sans1" style:font-size-asian="12pt" style:font-name-complex="Open Sans1" style:font-size-complex="12pt"/>
    </style:style>
    <style:style style:name="P46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a1c62" officeooo:paragraph-rsid="000e86a2" style:font-name-asian="PT Sans Narrow1" style:font-size-asian="12pt" style:font-name-complex="PT Sans Narrow1" style:font-size-complex="12pt"/>
    </style:style>
    <style:style style:name="P47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0d45d" officeooo:paragraph-rsid="0020d45d" style:font-name-asian="Open Sans1" style:font-size-asian="12pt" style:font-name-complex="Open Sans1" style:font-size-complex="12pt"/>
    </style:style>
    <style:style style:name="P48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17f0e" officeooo:paragraph-rsid="00217f0e" style:font-name-asian="Open Sans1" style:font-size-asian="12pt" style:font-name-complex="Open Sans1" style:font-size-complex="12pt"/>
    </style:style>
    <style:style style:name="P49" style:family="paragraph" style:parent-style-name="Standard">
      <style:paragraph-properties fo:margin-top="0.212cm" fo:margin-bottom="0cm" style:contextual-spacing="false" fo:line-height="120%"/>
      <style:text-properties officeooo:paragraph-rsid="0020d45d"/>
    </style:style>
    <style:style style:name="P50" style:family="paragraph" style:parent-style-name="Standard">
      <style:paragraph-properties fo:margin-top="0.212cm" fo:margin-bottom="0cm" style:contextual-spacing="false" fo:line-height="120%"/>
      <style:text-properties officeooo:rsid="0020d45d" officeooo:paragraph-rsid="0020d45d"/>
    </style:style>
    <style:style style:name="P51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95d46" loext:opacity="100%" style:font-name="Trebuchet MS1" officeooo:paragraph-rsid="000beef5" style:font-name-asian="Open Sans1" style:font-name-complex="Open Sans1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color="#695d46" loext:opacity="100%" style:font-name="Trebuchet MS1" fo:font-size="12pt" officeooo:rsid="002163f7" officeooo:paragraph-rsid="000d3daa" style:font-name-asian="Open Sans1" style:font-size-asian="12pt" style:font-name-complex="Open Sans1" style:font-size-complex="12pt"/>
    </style:style>
    <style:style style:name="T1" style:family="text">
      <style:text-properties fo:color="#38761d" loext:opacity="100%" fo:font-weight="bold" style:font-weight-asian="bold"/>
    </style:style>
    <style:style style:name="T2" style:family="text">
      <style:text-properties fo:font-variant="normal" fo:text-transform="none" fo:color="#38761d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name-asian="Arial1" style:font-style-asian="normal" style:font-weight-asian="normal" style:font-name-complex="Arial1"/>
    </style:style>
    <style:style style:name="T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17699a" style:font-name-asian="Arial1" style:font-style-asian="normal" style:font-weight-asian="normal" style:font-name-complex="Arial1"/>
    </style:style>
    <style:style style:name="T5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1e7b09" style:font-name-asian="Arial1" style:font-style-asian="normal" style:font-weight-asian="normal" style:font-name-complex="Arial1"/>
    </style:style>
    <style:style style:name="T6" style:family="text">
      <style:text-properties fo:font-variant="normal" fo:text-transform="none" style:font-name="Trebuchet MS1" fo:font-size="12pt" fo:letter-spacing="normal" fo:font-style="normal" fo:font-weight="normal"/>
    </style:style>
    <style:style style:name="T7" style:family="text">
      <style:text-properties fo:font-variant="normal" fo:text-transform="none" style:font-name="Trebuchet MS1" fo:letter-spacing="normal" fo:font-style="normal" fo:font-weight="normal"/>
    </style:style>
    <style:style style:name="T8" style:family="text">
      <style:text-properties fo:font-variant="normal" fo:text-transform="none" style:font-name="Trebuchet MS1" fo:letter-spacing="normal" fo:font-style="normal" fo:font-weight="normal" officeooo:rsid="001c1d7b"/>
    </style:style>
    <style:style style:name="T9" style:family="text">
      <style:text-properties fo:color="#008575" loext:opacity="100%" style:font-name="PT Sans Narrow" fo:font-size="16pt" fo:font-weight="normal" officeooo:rsid="000c6bca" style:font-name-asian="PT Sans Narrow1" style:font-size-asian="16pt" style:font-weight-asian="normal" style:font-name-complex="PT Sans Narrow1" style:font-size-complex="16pt"/>
    </style:style>
    <style:style style:name="T10" style:family="text">
      <style:text-properties fo:color="#008575" loext:opacity="100%" style:font-name="PT Sans Narrow" fo:font-size="16pt" fo:font-weight="normal" officeooo:rsid="00146a41" style:font-name-asian="PT Sans Narrow1" style:font-size-asian="16pt" style:font-weight-asian="normal" style:font-name-complex="PT Sans Narrow1" style:font-size-complex="16pt"/>
    </style:style>
    <style:style style:name="T11" style:family="text">
      <style:text-properties officeooo:rsid="002277a2"/>
    </style:style>
    <style:style style:name="T12" style:family="text">
      <style:text-properties officeooo:rsid="00201496"/>
    </style:style>
    <style:style style:name="T13" style:family="text">
      <style:text-properties officeooo:rsid="001d12be"/>
    </style:style>
    <style:style style:name="T14" style:family="text">
      <style:text-properties officeooo:rsid="001e2fbf"/>
    </style:style>
    <style:style style:name="T15" style:family="text">
      <style:text-properties officeooo:rsid="000d1e30"/>
    </style:style>
    <style:style style:name="T16" style:family="text">
      <style:text-properties officeooo:rsid="00183cb3"/>
    </style:style>
    <style:style style:name="T17" style:family="text">
      <style:text-properties officeooo:rsid="000beef5"/>
    </style:style>
    <style:style style:name="T18" style:family="text">
      <style:text-properties fo:font-size="12pt" officeooo:rsid="00251b8e" style:font-size-asian="12pt" style:font-size-complex="12pt"/>
    </style:style>
    <style:style style:name="T19" style:family="text">
      <style:text-properties fo:font-size="12pt" officeooo:rsid="0010c95c" style:font-size-asian="12pt" style:font-size-complex="12pt"/>
    </style:style>
    <style:style style:name="T20" style:family="text">
      <style:text-properties fo:font-size="12pt" officeooo:rsid="002277a2" style:font-size-asian="12pt" style:font-size-complex="12pt"/>
    </style:style>
    <style:style style:name="T21" style:family="text">
      <style:text-properties fo:font-size="12pt" officeooo:rsid="00243b05" style:font-size-asian="12pt" style:font-size-complex="12pt"/>
    </style:style>
    <style:style style:name="T22" style:family="text">
      <style:text-properties fo:font-size="12pt" officeooo:rsid="00146a41" style:font-size-asian="12pt" style:font-size-complex="12pt"/>
    </style:style>
    <style:style style:name="T23" style:family="text">
      <style:text-properties style:font-name-asian="Open Sans1" style:font-name-complex="Open Sans1"/>
    </style:style>
    <style:style style:name="T24" style:family="text">
      <style:text-properties officeooo:rsid="0011b318" style:font-name-asian="Open Sans1" style:font-name-complex="Open Sans1"/>
    </style:style>
    <style:style style:name="T25" style:family="text">
      <style:text-properties fo:font-weight="normal" style:font-name-asian="PT Sans Narrow1" style:font-weight-asian="normal" style:font-name-complex="PT Sans Narrow1"/>
    </style:style>
    <style:style style:name="T26" style:family="text">
      <style:text-properties fo:font-weight="normal" officeooo:rsid="0012fed5" style:font-name-asian="PT Sans Narrow1" style:font-weight-asian="normal" style:font-name-complex="PT Sans Narrow1"/>
    </style:style>
    <style:style style:name="T27" style:family="text">
      <style:text-properties fo:color="#695d46" loext:opacity="100%" fo:font-size="12pt" officeooo:rsid="0010c95c" style:font-name-asian="Open Sans1" style:font-size-asian="12pt" style:font-name-complex="Open Sans1" style:font-size-complex="12pt"/>
    </style:style>
    <style:style style:name="T28" style:family="text">
      <style:text-properties fo:color="#695d46" loext:opacity="100%" fo:font-size="12pt" officeooo:rsid="00251b8e" style:font-name-asian="Open Sans1" style:font-size-asian="12pt" style:font-name-complex="Open Sans1" style:font-size-complex="12pt"/>
    </style:style>
    <style:style style:name="T29" style:family="text">
      <style:text-properties fo:color="#695d46" loext:opacity="100%" style:font-name="Trebuchet MS1" fo:font-size="12pt" style:font-name-asian="Open Sans1" style:font-size-asian="12pt" style:font-name-complex="Open Sans1" style:font-size-complex="12pt"/>
    </style:style>
    <style:style style:name="T30" style:family="text">
      <style:text-properties fo:color="#695d46" loext:opacity="100%" style:font-name="Trebuchet MS1" fo:font-size="12pt" officeooo:rsid="0011b318" style:font-name-asian="Open Sans1" style:font-size-asian="12pt" style:font-name-complex="Open Sans1" style:font-size-complex="12pt"/>
    </style:style>
    <style:style style:name="T31" style:family="text">
      <style:text-properties fo:color="#695d46" loext:opacity="100%" style:font-name="Trebuchet MS1" fo:font-size="12pt" officeooo:rsid="001aca62" style:font-name-asian="Open Sans1" style:font-size-asian="12pt" style:font-name-complex="Open Sans1" style:font-size-complex="12pt"/>
    </style:style>
    <style:style style:name="T32" style:family="text">
      <style:text-properties fo:color="#695d46" loext:opacity="100%" style:font-name="Trebuchet MS1" fo:font-size="12pt" officeooo:rsid="000fcc3c" style:font-name-asian="Open Sans1" style:font-size-asian="12pt" style:font-name-complex="Open Sans1" style:font-size-complex="12pt"/>
    </style:style>
    <style:style style:name="T33" style:family="text">
      <style:text-properties officeooo:rsid="0029e253"/>
    </style:style>
    <style:style style:name="T34" style:family="text">
      <style:text-properties officeooo:rsid="000fcc3c"/>
    </style:style>
    <style:style style:name="T35" style:family="text">
      <style:text-properties officeooo:rsid="00146a41"/>
    </style:style>
    <style:style style:name="T36" style:family="text">
      <style:text-properties officeooo:rsid="001607c5"/>
    </style:style>
    <style:style style:name="T37" style:family="text">
      <style:text-properties officeooo:rsid="001935d9"/>
    </style:style>
    <style:style style:name="T38" style:family="text">
      <style:text-properties officeooo:rsid="001aca62"/>
    </style:style>
    <style:style style:name="T39" style:family="text">
      <style:text-properties style:font-name="Trebuchet MS1"/>
    </style:style>
    <style:style style:name="T40" style:family="text">
      <style:text-properties officeooo:rsid="001e7b09"/>
    </style:style>
    <style:style style:name="T41" style:family="text">
      <style:text-properties officeooo:rsid="00203ba4"/>
    </style:style>
    <style:style style:name="T42" style:family="text">
      <style:text-properties officeooo:rsid="0020d45d"/>
    </style:style>
    <style:style style:name="T43" style:family="text">
      <style:text-properties officeooo:rsid="0023126a"/>
    </style:style>
    <style:style style:name="T44" style:family="text">
      <style:text-properties fo:color="#666666" loext:opacity="100%" style:font-name="Trebuchet MS1" fo:font-size="12pt" officeooo:rsid="0020d45d" style:font-name-asian="Open Sans1" style:font-size-asian="12pt" style:font-name-complex="Open Sans1" style:font-size-complex="12pt"/>
    </style:style>
    <style:style style:name="T45" style:family="text">
      <style:text-properties fo:color="#666666" loext:opacity="100%" style:font-name="Trebuchet MS1" fo:font-size="12pt" officeooo:rsid="0023126a" style:font-name-asian="Open Sans1" style:font-size-asian="12pt" style:font-name-complex="Open Sans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5mw9lm6ojva"/>Modèle de fiche de poste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yf3tdka4if6" text:style-name="Index_20_Link" text:visited-style-name="Index_20_Link"><text:span text:style-name="T1">L’identification du poste</text:span></text:a><text:span text:style-name="T1"><text:tab/>2</text:span></text:p>
          <text:p text:style-name="P4"><text:a xlink:type="simple" xlink:href="#_yehrgi5plxip" text:style-name="Index_20_Link" text:visited-style-name="Index_20_Link"><text:span text:style-name="T2">Intitulé du poste</text:span></text:a><text:span text:style-name="T2"><text:tab/>2</text:span></text:p>
          <text:p text:style-name="P4"><text:a xlink:type="simple" xlink:href="#_lojggl9umgqn" text:style-name="Index_20_Link" text:visited-style-name="Index_20_Link"><text:span text:style-name="T2">Description brève du poste</text:span></text:a><text:span text:style-name="T2"><text:tab/>2</text:span></text:p>
          <text:p text:style-name="P4"><text:a xlink:type="simple" xlink:href="#_3mbb0adk613m" text:style-name="Index_20_Link" text:visited-style-name="Index_20_Link"><text:span text:style-name="T2">Missions confiées</text:span></text:a><text:span text:style-name="T2"><text:tab/>2</text:span></text:p>
          <text:p text:style-name="P2"><text:a xlink:type="simple" xlink:href="#_iguw8nkqy3m1" text:style-name="Index_20_Link" text:visited-style-name="Index_20_Link"><text:span text:style-name="T1">Environnement du poste de travail</text:span></text:a><text:span text:style-name="T1"><text:tab/>3</text:span></text:p>
          <text:p text:style-name="P4"><text:a xlink:type="simple" xlink:href="#_ya9ldh31040g" text:style-name="Index_20_Link" text:visited-style-name="Index_20_Link"><text:span text:style-name="T2">Rattachement hiérarchique</text:span></text:a><text:span text:style-name="T2"><text:tab/>3</text:span></text:p>
          <text:p text:style-name="P4"><text:a xlink:type="simple" xlink:href="#_kxzde1sl79s3" text:style-name="Index_20_Link" text:visited-style-name="Index_20_Link"><text:span text:style-name="T2">Lieu de travail</text:span></text:a><text:span text:style-name="T2"><text:tab/>3</text:span></text:p>
          <text:p text:style-name="P4"><text:a xlink:type="simple" xlink:href="#_am51yn6vjykw" text:style-name="Index_20_Link" text:visited-style-name="Index_20_Link"><text:span text:style-name="T2">Mobilité géographique</text:span></text:a><text:span text:style-name="T2"><text:tab/>3</text:span></text:p>
          <text:p text:style-name="P4"><text:a xlink:type="simple" xlink:href="#_d3333iukpw7" text:style-name="Index_20_Link" text:visited-style-name="Index_20_Link"><text:span text:style-name="T2">Horaires</text:span></text:a><text:span text:style-name="T2"><text:tab/>3</text:span></text:p>
          <text:p text:style-name="P2"><text:a xlink:type="simple" xlink:href="#_2np557f0sq81" text:style-name="Index_20_Link" text:visited-style-name="Index_20_Link"><text:span text:style-name="T1">Aspects liés au contrat de travail</text:span></text:a><text:span text:style-name="T1"><text:tab/>4</text:span></text:p>
          <text:p text:style-name="P4"><text:a xlink:type="simple" xlink:href="#_nrgx9d7e9lhs" text:style-name="Index_20_Link" text:visited-style-name="Index_20_Link"><text:span text:style-name="T2">Le statut</text:span></text:a><text:span text:style-name="T2"><text:tab/>4</text:span></text:p>
          <text:p text:style-name="P4"><text:a xlink:type="simple" xlink:href="#_ch1xogkq8nq2" text:style-name="Index_20_Link" text:visited-style-name="Index_20_Link"><text:span text:style-name="T2">Le type de contrat de travail</text:span></text:a><text:span text:style-name="T2"><text:tab/>4</text:span></text:p>
          <text:p text:style-name="P4"><text:a xlink:type="simple" xlink:href="#_b2nh6qhkntia" text:style-name="Index_20_Link" text:visited-style-name="Index_20_Link"><text:span text:style-name="T2">Rémunération</text:span></text:a><text:span text:style-name="T2"><text:tab/>4</text:span></text:p>
          <text:p text:style-name="P4"><text:a xlink:type="simple" xlink:href="#_cbey8oml72ps" text:style-name="Index_20_Link" text:visited-style-name="Index_20_Link"><text:span text:style-name="T2">Modalités de temps de travail</text:span></text:a><text:span text:style-name="T2"><text:tab/>4</text:span></text:p>
          <text:p text:style-name="P4"><text:a xlink:type="simple" xlink:href="#_t0a1gynud9mw" text:style-name="Index_20_Link" text:visited-style-name="Index_20_Link"><text:span text:style-name="T2">Diplômes requis</text:span></text:a><text:span text:style-name="T2"><text:tab/>4</text:span></text:p>
          <text:p text:style-name="P2"><text:a xlink:type="simple" xlink:href="#_dkyu99sg1ult" text:style-name="Index_20_Link" text:visited-style-name="Index_20_Link"><text:span text:style-name="T1">Gestion des compétences</text:span></text:a><text:span text:style-name="T1"><text:tab/>5</text:span></text:p>
          <text:p text:style-name="P4"><text:a xlink:type="simple" xlink:href="#_w8jnrg7n1453" text:style-name="Index_20_Link" text:visited-style-name="Index_20_Link"><text:span text:style-name="T2">Compétences requises</text:span></text:a><text:span text:style-name="T2"><text:tab/>5</text:span></text:p>
          <text:p text:style-name="P5"><text:a xlink:type="simple" xlink:href="#_p8jr4qdxfmsr" text:style-name="Index_20_Link" text:visited-style-name="Index_20_Link"><text:span text:style-name="T2">Niveau d’expérience</text:span></text:a><text:span text:style-name="T2"><text:tab/>5</text:span></text:p>
        </text:index-body>
      </text:table-of-content>
      <text:p text:style-name="Standard"/>
      <text:p text:style-name="Standard"/>
      <text:p text:style-name="P21"><text:bookmark text:name="_pmazbh81wixz"/></text:p>
      <text:p text:style-name="P23"><text:bookmark text:name="_tyf3tdka4if6"/>L’identification du poste</text:p>
      <text:p text:style-name="P18"><text:span text:style-name="T9"><text:s text:c="52"/></text:span><text:span text:style-name="T10">DevOps</text:span></text:p>
      <text:p text:style-name="P16"><text:bookmark text:name="_lojggl9umgqn"/>Description brève du poste</text:p>
      <text:p text:style-name="P8">Au sein d’une équipe de 6 développeurs, vous assure<text:span text:style-name="T12">z</text:span> l’implémentation d’une nouvelle solution <text:span text:style-name="T13">pour la banque internationale GitMeMoney. Un</text:span><text:span text:style-name="T14">e</text:span><text:span text:style-name="T13"> application web dédiée à la </text:span><text:span text:style-name="T15"><text:s/>Gestion de Cryptomonnaie</text:span> <text:span text:style-name="T16">avec une architecture microservice <text:s/>basé sur Angular et Java.</text:span></text:p>
      <text:p text:style-name="P9">Vous serez impliqué sur différentes phases du projet <text:span text:style-name="T17">mais principalement sur la </text:span><text:span text:style-name="T35">mise en place d’un pipeline d’intégration et livraison continue.</text:span></text:p>
      <text:p text:style-name="P10">En collaboration avec les développeurs <text:span text:style-name="T35">de l’équipe</text:span>, <text:span text:style-name="T35">vous participez </text:span><text:span text:style-name="T40">au déploiement des différents blocs de l’application</text:span><text:span text:style-name="T35">.</text:span> </text:p>
      <text:p text:style-name="P51"><text:span text:style-name="T20">Vous maîtrisez les outils </text:span><text:span text:style-name="T21">d’intégration continue </text:span><text:span text:style-name="T22">et de monitoring</text:span><text:span text:style-name="T21"> (Git, Jenkins, </text:span><text:span text:style-name="T22">SonarQube</text:span><text:span text:style-name="T21">).</text:span></text:p>
      <text:p text:style-name="P16"><text:bookmark text:name="_3mbb0adk613m"/>Missions confiées</text:p>
      <text:list xml:id="list981724872" text:style-name="WWNum1">
        <text:list-item>
          <text:p text:style-name="P27">Mission 1</text:p>
          <text:list>
            <text:list-item>
              <text:p text:style-name="P37">Participer <text:span text:style-name="T36">à la mise en place d’un pipeline CI/CD</text:span></text:p>
            </text:list-item>
            <text:list-item>
              <text:p text:style-name="P41">Assurer <text:span text:style-name="T37">le déploiement des microservices</text:span></text:p>
            </text:list-item>
            <text:list-item>
              <text:p text:style-name="P42">Participer à améliorer la qualité du code</text:p>
            </text:list-item>
          </text:list>
        </text:list-item>
      </text:list>
      <text:p text:style-name="P52"/>
      <text:list xml:id="list222435688905919" text:continue-numbering="true" text:style-name="WWNum1">
        <text:list-item>
          <text:p text:style-name="P29">Mission 2</text:p>
          <text:list>
            <text:list-item>
              <text:p text:style-name="P38">Participer aux réunions <text:span text:style-name="T11">quotidienne</text:span> <text:span text:style-name="T11">de l’</text:span>équipe</text:p>
            </text:list-item>
            <text:list-item>
              <text:p text:style-name="P39">Participer à la rédaction de la documentation technique</text:p>
            </text:list-item>
          </text:list>
        </text:list-item>
        <text:list-item>
          <text:p text:style-name="P29">Mission 3</text:p>
          <text:list>
            <text:list-item>
              <text:p text:style-name="P42">Créer <text:span text:style-name="T38">et configurer </text:span>des environnements à la demande</text:p>
            </text:list-item>
            <text:list-item>
              <text:p text:style-name="P42"><text:span text:style-name="T7">les </text:span><text:span text:style-name="Strong_20_Emphasis"><text:span text:style-name="T7">K P I </text:span></text:span><text:span text:style-name="T7">nécessaires pour superviser </text:span><text:span text:style-name="T8">les</text:span><text:span text:style-name="T7"> déploiements</text:span><text:span text:style-name="T39"> </text:span></text:p>
            </text:list-item>
            <text:list-item>
              <text:p text:style-name="P42">Assurer la disponibilité de l’application</text:p>
              <text:p text:style-name="P40"/>
            </text:list-item>
          </text:list>
          <text:p text:style-name="P30"/>
        </text:list-item>
      </text:list>
      <text:p text:style-name="P22"><text:bookmark text:name="_3at9u9s4e0vp"/></text:p>
      <text:p text:style-name="P23"><text:bookmark text:name="_iguw8nkqy3m1"/>Environnement du poste de travail</text:p>
      <text:p text:style-name="P16"><text:bookmark text:name="_ya9ldh31040g"/>Rattachement hiérarchique</text:p>
      <text:p text:style-name="P43">Au sein d’une équipe organisé autour de la méthodologie Scrum, vous serez encadré par un Tech Lead durant l’implémentation des fonctionnalités.</text:p>
      <text:p text:style-name="P16"><text:bookmark text:name="_kxzde1sl79s3"/>Lieu de travail</text:p>
      <text:p text:style-name="P11"><text:span text:style-name="T19">Paris </text:span><text:span text:style-name="T18">au siège de la banque internationale GitMeMoney, avec possibilité de travailler à domicile en Télétravail.</text:span></text:p>
      <text:p text:style-name="P16"><text:bookmark text:name="_am51yn6vjykw"/>Mobilité géographique</text:p>
      <text:p text:style-name="P44">Paris et sa région</text:p>
      <text:p text:style-name="P16"><text:bookmark text:name="_d3333iukpw7"/>Horaires</text:p>
      <text:p text:style-name="P7">9h – 18h </text:p>
      <text:p text:style-name="P6"/>
      <text:p text:style-name="P22"><text:bookmark text:name="_izh0w05mz75r"/></text:p>
      <text:p text:style-name="P23"><text:bookmark text:name="_2np557f0sq81"/>Aspects liés au contrat de travail</text:p>
      <text:p text:style-name="P6"/>
      <text:p text:style-name="P24">Le statut</text:p>
      <text:p text:style-name="P46">Cadre</text:p>
      <text:p text:style-name="P25">Type de contrat de travail</text:p>
      <text:p text:style-name="P12"><text:span text:style-name="T25">Possibilité de CD</text:span><text:span text:style-name="T26">D</text:span><text:span text:style-name="T25"> ou free-lance</text:span></text:p>
      <text:p text:style-name="P25">La rémunération</text:p>
      <text:p text:style-name="P3"><text:span text:style-name="T3">Fourchette </text:span><text:span text:style-name="T4">4</text:span><text:span text:style-name="T5">0</text:span><text:span text:style-name="T3">K€ - </text:span><text:span text:style-name="T4">55</text:span><text:span text:style-name="T3">K€</text:span></text:p>
      <text:p text:style-name="P17"><text:bookmark text:name="_cbey8oml72ps"/>Modalités de temps de travail</text:p>
      <text:p text:style-name="P15"><text:span text:style-name="T27">Temps plein</text:span><text:span text:style-name="T28">.</text:span></text:p>
      <text:p text:style-name="P17"><text:bookmark text:name="_t0a1gynud9mw"/>Diplômes requis</text:p>
      <text:p text:style-name="P20">Non requis</text:p>
      <text:p text:style-name="P22"><text:bookmark text:name="_yb84yajcu17v"/></text:p>
      <text:p text:style-name="P23"><text:bookmark text:name="_dkyu99sg1ult"/>Gestion des compétences</text:p>
      <text:p text:style-name="P17">Compétences requises</text:p>
      <text:p text:style-name="P13">Compétences techniques</text:p>
      <text:list xml:id="list222434636947234" text:continue-numbering="true" text:style-name="WWNum1">
        <text:list-item>
          <text:p text:style-name="P31">Outils de livraison et d’intégration continue (GitLab, Jenkins, SonarQube…)</text:p>
        </text:list-item>
        <text:list-item>
          <text:p text:style-name="P35">Outils de déploiement Dockers, Kubernetes</text:p>
        </text:list-item>
        <text:list-item>
          <text:p text:style-name="P35">Bonne pratique d<text:span text:style-name="T41">ans le déploiement d’API Rest Java</text:span></text:p>
        </text:list-item>
        <text:list-item>
          <text:p text:style-name="P35">Maîtriser des outils de monitoring</text:p>
          <text:p text:style-name="P32"/>
        </text:list-item>
      </text:list>
      <text:p text:style-name="P13">Aptitudes professionnelles</text:p>
      <text:list xml:id="list222434988606528" text:continue-numbering="true" text:style-name="WWNum1">
        <text:list-item>
          <text:p text:style-name="P28">Autonome et rigoureux </text:p>
        </text:list-item>
        <text:list-item>
          <text:p text:style-name="P36"><text:span text:style-name="T24">E</text:span><text:span text:style-name="T23">sprit d’équipe</text:span></text:p>
        </text:list-item>
        <text:list-item>
          <text:p text:style-name="P33">Ponctuel </text:p>
        </text:list-item>
        <text:list-item>
          <text:p text:style-name="P34">Curiosité </text:p>
        </text:list-item>
      </text:list>
      <text:p text:style-name="P17"><text:bookmark text:name="_p8jr4qdxfmsr"/>Niveau d’expérience</text:p>
      <text:p text:style-name="P14"><text:span text:style-name="T37">3</text:span> ans d’expérience dans <text:span text:style-name="T42">un poste similaire de DevOps</text:span></text:p>
      <text:p text:style-name="P17"><text:bookmark text:name="_3nssu26ahu41"/>Critères d’évaluations pour l’entretien </text:p>
      <text:p text:style-name="P47">Possession de Certification </text:p>
      <text:p text:style-name="P49"><text:span text:style-name="T44">Niveau </text:span><text:span text:style-name="T45">de maîtrise des outils Dockers,Kubernetes</text:span></text:p>
      <text:p text:style-name="P47">Nombre de mise en production déjà réalisé</text:p>
      <text:p text:style-name="P48">Référentiel de compétences</text:p>
      <text:p text:style-name="P17"><text:bookmark text:name="_xwcbvdq1jvg1"/>Type d’évaluation à mettre en place lors de l'entretien</text:p>
      <text:p text:style-name="P50"><text:span text:style-name="T32">Q</text:span><text:span text:style-name="T29">CM </text:span></text:p>
      <text:p text:style-name="P45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, sans-serif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font-name="Open Sans" fo:font-family="'Open Sans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1-08-25T22:24:33.767000000</dc:date>
    <meta:editing-duration>PT48M2S</meta:editing-duration>
    <meta:editing-cycles>14</meta:editing-cycles>
    <meta:document-statistic meta:table-count="0" meta:image-count="0" meta:object-count="0" meta:page-count="5" meta:paragraph-count="82" meta:word-count="436" meta:character-count="2857" meta:non-whitespace-character-count="2458"/>
  </office:meta>
</office:document-meta>
</file>